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9706" officeooo:paragraph-rsid="00129706"/>
    </style:style>
    <style:style style:name="P2" style:family="paragraph" style:parent-style-name="Standard">
      <style:text-properties officeooo:rsid="0013084b" officeooo:paragraph-rsid="001308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other PING PONG</text:p>
      <text:p text:style-name="P1">use different ipc</text:p>
      <text:p text:style-name="P1">1. pipe (2 processes that connected by FORK, done by DUP)</text:p>
      <text:p text:style-name="P1">2. named pipe</text:p>
      <text:p text:style-name="P2">3. message queue – write 1 producer, and 3 consumers</text:p>
      <text:p text:style-name="P2">4. shared memory – same as manage queue.</text:p>
      <text:p text:style-name="P2"/>
      <text:p text:style-name="P2">Use ftok to generate a uniq id.</text:p>
      <text:p text:style-name="P1"/>
      <text:p text:style-name="P1"/>
      <text:p text:style-name="P2">what happens when 1 process dies etc..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5:47:14.376050296</meta:creation-date>
    <dc:date>2016-05-15T15:56:49.279404684</dc:date>
    <meta:editing-duration>PT5M32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8" meta:word-count="50" meta:character-count="266" meta:non-whitespace-character-count="222"/>
  </office:meta>
</office:document-meta>
</file>